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9"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0"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1"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2" style:family="paragraph" style:parent-style-name="Standard">
      <style:paragraph-properties fo:text-align="start" style:justify-single-word="false"/>
      <style:text-properties officeooo:paragraph-rsid="001e99da"/>
    </style:style>
    <style:style style:name="P13"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15"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16"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17" style:family="paragraph" style:parent-style-name="Horizontal_20_Line">
      <style:text-properties style:font-name="Times New Roman1" officeooo:paragraph-rsid="002559ef"/>
    </style:style>
    <style:style style:name="P18" style:family="paragraph" style:parent-style-name="Standard" style:list-style-name="L3">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19" style:family="paragraph" style:parent-style-name="Standard">
      <style:paragraph-properties fo:text-align="start" style:justify-single-word="false"/>
      <style:text-properties fo:color="#333333" style:font-name="Times New Roman1" fo:font-size="12pt" officeooo:rsid="00439c61" officeooo:paragraph-rsid="00439c61" style:font-size-asian="10.5pt" style:font-size-complex="12pt"/>
    </style:style>
    <style:style style:name="P20" style:family="paragraph" style:parent-style-name="Standard" style:list-style-name="L1">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3" style:family="paragraph" style:parent-style-name="Standard" style:list-style-name="L4">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4" style:family="paragraph" style:parent-style-name="Standard" style:list-style-name="L4">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25" style:family="paragraph" style:parent-style-name="Standard" style:list-style-name="L5">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333333" style:font-name="Times New Roman1" fo:font-size="12pt" fo:font-weight="bold" officeooo:rsid="00439c61" officeooo:paragraph-rsid="00439c61" style:font-size-asian="10.5pt" style:font-weight-asian="bold" style:font-size-complex="12pt" style:font-weight-complex="bold"/>
    </style:style>
    <style:style style:name="P27" style:family="paragraph" style:parent-style-name="Standard" style:list-style-name="L6">
      <style:paragraph-properties fo:text-align="start" style:justify-single-word="false"/>
      <style:text-properties style:font-name="Times New Roman1" officeooo:paragraph-rsid="0027545c"/>
    </style:style>
    <style:style style:name="P28" style:family="paragraph" style:parent-style-name="Standard" style:list-style-name="L7">
      <style:paragraph-properties fo:text-align="start" style:justify-single-word="false"/>
      <style:text-properties style:font-name="Times New Roman1" officeooo:paragraph-rsid="00310ee4"/>
    </style:style>
    <style:style style:name="P29" style:family="paragraph" style:parent-style-name="Standard" style:list-style-name="L8">
      <style:paragraph-properties fo:text-align="start" style:justify-single-word="false"/>
      <style:text-properties officeooo:paragraph-rsid="00310ee4"/>
    </style:style>
    <style:style style:name="P30" style:family="paragraph" style:parent-style-name="Standard" style:list-style-name="L1">
      <style:paragraph-properties fo:text-align="start" style:justify-single-word="false"/>
      <style:text-properties officeooo:paragraph-rsid="003f01df"/>
    </style:style>
    <style:style style:name="P31" style:family="paragraph" style:parent-style-name="Standard" style:list-style-name="L2">
      <style:paragraph-properties fo:text-align="start" style:justify-single-word="false"/>
      <style:text-properties officeooo:paragraph-rsid="003b76d5"/>
    </style:style>
    <style:style style:name="P32" style:family="paragraph" style:parent-style-name="Standard" style:list-style-name="L5">
      <style:paragraph-properties fo:text-align="start" style:justify-single-word="false"/>
      <style:text-properties officeooo:paragraph-rsid="0031024e"/>
    </style:style>
    <style:style style:name="P33" style:family="paragraph" style:parent-style-name="Standard" style:list-style-name="L3">
      <style:paragraph-properties fo:text-align="justify" style:justify-single-word="false"/>
      <style:text-properties officeooo:paragraph-rsid="0027545c"/>
    </style:style>
    <style:style style:name="P34" style:family="paragraph" style:parent-style-name="Standard" style:list-style-name="L4">
      <style:paragraph-properties fo:text-align="justify" style:justify-single-word="false"/>
      <style:text-properties officeooo:paragraph-rsid="002b261c"/>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style:font-name="Times New Roman1" fo:font-size="12pt" officeooo:rsid="003d82e0" officeooo:paragraph-rsid="003f01df" style:font-size-asian="10.5pt" style:font-size-complex="12pt"/>
    </style:style>
    <style:style style:name="P3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style:font-name="Times New Roman1" fo:font-size="12pt" officeooo:rsid="003a55ea" officeooo:paragraph-rsid="003a55ea" style:font-size-asian="10.5pt" style:font-size-complex="12pt"/>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style:font-name="Times New Roman1" fo:font-size="12pt" officeooo:rsid="001be7e9" officeooo:paragraph-rsid="002559ef" style:font-size-asian="10.5pt" style:font-size-complex="12pt"/>
    </style:style>
    <style:style style:name="P38"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fo:color="#333333" style:font-name="Times New Roman1" fo:font-size="12pt" officeooo:rsid="001be7e9" officeooo:paragraph-rsid="002559ef" style:font-size-asian="10.5pt" style:font-size-complex="12pt"/>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fo:color="#333333" style:font-name="Times New Roman1" fo:font-size="12pt" officeooo:rsid="003d82e0" officeooo:paragraph-rsid="003f01df"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fo:letter-spacing="normal" style:font-name-asian="Times New Roman2" style:font-size-asian="12pt" style:font-name-complex="Times New Roman2" style:text-scale="100%"/>
    </style:style>
    <style:style style:name="T64"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fo:letter-spacing="-0.0008in" style:font-name-asian="Times New Roman2" style:font-size-asian="12pt" style:font-name-complex="Times New Roman2" style:text-scale="100%"/>
    </style:style>
    <style:style style:name="T67"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style:text-position="-4% 100%" fo:letter-spacing="normal" officeooo:rsid="001c7ba6" style:font-name-asian="Times New Roman2" style:font-size-asian="12pt" style:font-name-complex="Times New Roman2" style:text-scale="100%"/>
    </style:style>
    <style:style style:name="T79" style:family="text">
      <style:text-properties fo:color="#333333" style:text-position="-4% 100%" fo:letter-spacing="normal" officeooo:rsid="001d01e3" style:font-name-asian="Times New Roman2" style:font-size-asian="12pt" style:font-name-complex="Times New Roman2" style:text-scale="100%"/>
    </style:style>
    <style:style style:name="T80" style:family="text">
      <style:text-properties fo:color="#333333" style:text-position="-4% 100%" fo:letter-spacing="normal" officeooo:rsid="001e99da" style:font-name-asian="Times New Roman2" style:font-size-asian="12pt" style:font-name-complex="Times New Roman2" style:text-scale="100%"/>
    </style:style>
    <style:style style:name="T81" style:family="text">
      <style:text-properties fo:color="#333333" style:text-position="-4% 100%" fo:letter-spacing="normal" officeooo:rsid="00227ce9" style:font-name-asian="Times New Roman2" style:font-size-asian="12pt" style:font-name-complex="Times New Roman2" style:text-scale="100%"/>
    </style:style>
    <style:style style:name="T82" style:family="text">
      <style:text-properties fo:color="#333333" style:text-position="-4% 100%" fo:letter-spacing="normal" officeooo:rsid="0035c6c5" style:font-name-asian="Times New Roman2" style:font-size-asian="12pt" style:font-name-complex="Times New Roman2" style:text-scale="100%"/>
    </style:style>
    <style:style style:name="T83" style:family="text">
      <style:text-properties fo:color="#333333" style:text-position="-4% 100%" fo:letter-spacing="normal" officeooo:rsid="003b1dce" style:font-name-asian="Times New Roman2" style:font-size-asian="12pt" style:font-name-complex="Times New Roman2" style:text-scale="100%"/>
    </style:style>
    <style:style style:name="T84"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style:font-name="Times New Roman1" fo:font-weight="bold" style:font-weight-asian="bold" style:font-weight-complex="bold"/>
    </style:style>
    <style:style style:name="T103"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normal" fo:font-weight="normal" officeooo:rsid="002c44c3"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2" style:family="text">
      <style:text-properties fo:color="#333333" style:font-name="Times New Roman1" fo:font-size="12pt" fo:font-weight="normal" officeooo:rsid="003f01df" style:font-size-asian="10.5pt" style:font-weight-asian="normal" style:font-size-complex="12pt" style:font-weight-complex="normal"/>
    </style:style>
    <style:style style:name="T113" style:family="text">
      <style:text-properties fo:color="#333333" style:font-name="Times New Roman1" fo:font-size="12pt" fo:font-weight="normal" officeooo:rsid="003fc5eb" style:font-size-asian="10.5pt" style:font-weight-asian="normal" style:font-size-complex="12pt" style:font-weight-complex="normal"/>
    </style:style>
    <style:style style:name="T114" style:family="text">
      <style:text-properties fo:color="#333333" style:font-name="Times New Roman1" fo:font-size="12pt" fo:font-weight="normal" officeooo:rsid="0041769a" style:font-size-asian="10.5pt" style:font-weight-asian="normal" style:font-size-complex="12pt" style:font-weight-complex="normal"/>
    </style:style>
    <style:style style:name="T115" style:family="text">
      <style:text-properties fo:color="#333333" style:font-name="Times New Roman1" fo:font-size="12pt" fo:font-weight="normal" officeooo:rsid="003d82e0" style:font-size-asian="10.5pt" style:font-weight-asian="normal" style:font-size-complex="12pt" style:font-weight-complex="normal"/>
    </style:style>
    <style:style style:name="T116" style:family="text">
      <style:text-properties fo:color="#333333" style:font-name="Times New Roman1" fo:font-size="12pt" fo:font-weight="normal" officeooo:rsid="003b76d5" style:font-size-asian="10.5pt" style:font-weight-asian="normal" style:font-size-complex="12pt" style:font-weight-complex="normal"/>
    </style:style>
    <style:style style:name="T117" style:family="text">
      <style:text-properties fo:color="#333333" style:font-name="Times New Roman1" fo:font-size="12pt" fo:font-weight="normal" officeooo:rsid="002536ae" style:font-size-asian="10.5pt" style:font-weight-asian="normal" style:font-size-complex="12pt" style:font-weight-complex="normal"/>
    </style:style>
    <style:style style:name="T118" style:family="text">
      <style:text-properties fo:color="#333333" style:font-name="Times New Roman1" fo:font-size="12pt" fo:font-weight="normal" officeooo:rsid="0027545c" style:font-size-asian="10.5pt" style:font-weight-asian="normal" style:font-size-complex="12pt" style:font-weight-complex="normal"/>
    </style:style>
    <style:style style:name="T119" style:family="text">
      <style:text-properties fo:color="#333333" style:font-name="Times New Roman1" fo:font-size="12pt" fo:font-weight="normal" officeooo:rsid="002b261c" style:font-size-asian="10.5pt" style:font-weight-asian="normal" style:font-size-complex="12pt" style:font-weight-complex="normal"/>
    </style:style>
    <style:style style:name="T120" style:family="text">
      <style:text-properties fo:color="#333333" style:font-name="Times New Roman1" fo:font-size="12pt" fo:font-weight="normal" officeooo:rsid="002b3f3b" style:font-size-asian="10.5pt" style:font-weight-asian="normal" style:font-size-complex="12pt" style:font-weight-complex="normal"/>
    </style:style>
    <style:style style:name="T121" style:family="text">
      <style:text-properties fo:color="#333333" style:font-name="Times New Roman1" fo:font-weight="normal" officeooo:rsid="00385ff1" style:font-weight-asian="normal"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2536ae" style:font-weight-asian="normal" style:font-weight-complex="normal"/>
    </style:style>
    <style:style style:name="T124" style:family="text">
      <style:text-properties fo:font-weight="normal" officeooo:rsid="00295a59" style:font-weight-asian="normal" style:font-weight-complex="normal"/>
    </style:style>
    <style:style style:name="T125" style:family="text">
      <style:text-properties fo:font-weight="normal" officeooo:rsid="003a55ea" style:font-weight-asian="normal" style:font-weight-complex="normal"/>
    </style:style>
    <style:style style:name="T126" style:family="text">
      <style:text-properties fo:font-weight="normal" officeooo:rsid="003b1dce" style:font-weight-asian="normal" style:font-weight-complex="normal"/>
    </style:style>
    <style:style style:name="T127" style:family="text">
      <style:text-properties fo:font-weight="normal" officeooo:rsid="003d82e0" style:font-weight-asian="normal" style:font-weight-complex="normal"/>
    </style:style>
    <style:style style:name="T128" style:family="text">
      <style:text-properties fo:font-weight="normal" officeooo:rsid="003f01df" style:font-weight-asian="normal" style:font-weight-complex="normal"/>
    </style:style>
    <style:style style:name="T129" style:family="text">
      <style:text-properties officeooo:rsid="002b3f3b"/>
    </style:style>
    <style:style style:name="T130" style:family="text">
      <style:text-properties officeooo:rsid="0031024e"/>
    </style:style>
    <style:style style:name="T131" style:family="text">
      <style:text-properties style:font-name="Times New Roman1"/>
    </style:style>
    <style:style style:name="T132" style:family="text">
      <style:text-properties officeooo:rsid="003fc5eb"/>
    </style:style>
    <style:style style:name="T133" style:family="text">
      <style:text-properties officeooo:rsid="00419cc2"/>
    </style:style>
    <style:style style:name="T134" style:family="text">
      <style:text-properties officeooo:rsid="003f01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dan Skorić </text:p>
      <text:p text:style-name="P10"><text:span text:style-name="T121">Zagreb, Croatia</text:span><text:span text:style-name="T102"><text:line-break/></text:span><text:a xlink:type="simple" xlink:href="mailto:radan.skoric@gmail.com" text:style-name="Internet_20_link" text:visited-style-name="Visited_20_Internet_20_Link"><text:span text:style-name="T131">radan.skoric@gmail.com</text:span></text:a></text:p>
      <text:p text:style-name="P11"><text:a xlink:type="simple" xlink:href="http://radanskoric.eu/" text:style-name="Internet_20_link" text:visited-style-name="Visited_20_Internet_20_Link"><text:span text:style-name="T131">http://radanskoric.eu</text:span></text:a></text:p>
      <text:p text:style-name="P12"><text:a xlink:type="simple" xlink:href="https://github.com/radanskoric" text:style-name="Internet_20_link" text:visited-style-name="Visited_20_Internet_20_Link"><text:span text:style-name="T131">https://github.com/radanskoric</text:span></text:a></text:p>
      <text:p text:style-name="P12"><text:a xlink:type="simple" xlink:href="https://hr.linkedin.com/in/radanskoric" text:style-name="Internet_20_link" text:visited-style-name="Visited_20_Internet_20_Link"><text:span text:style-name="T131">https://hr.linkedin.com/in/radanskoric</text:span></text:a></text:p>
      <text:p text:style-name="P17"><text:span text:style-name="T122"><text:line-break/></text:span><text:span text:style-name="T42">Work Experience</text:span></text:p>
      <text:p text:style-name="P19"><text:span text:style-name="T128">N</text:span><text:span text:style-name="T122">ovember 2011 – now<text:tab/></text:span><text:span text:style-name="T1">Freelancer developer<text:tab/></text:span></text:p>
      <text:p text:style-name="P26"><text:span text:style-name="T134">P</text:span>rojects:</text:p>
      <text:p text:style-name="P40"><text:span text:style-name="T128">October </text:span><text:span text:style-name="T122">201</text:span><text:span text:style-name="T128">9</text:span><text:span text:style-name="T122"> – now<text:tab/><text:tab/><text:tab/></text:span><text:span text:style-name="T5">Technical team lead a</text:span><text:span text:style-name="T1">t Silverfin</text:span></text:p>
      <text:list xml:id="list3871296126" text:style-name="L1">
        <text:list-item>
          <text:p text:style-name="P30"><text:span text:style-name="T112">Leading development of a vertical slice of Silverfin functionality, </text:span><text:span text:style-name="T113">primarily related to Silverfin automatic reports functionality</text:span><text:span text:style-name="T112">. </text:span><text:span text:style-name="T113">Owning the technical aspect of that are</text:span><text:span text:style-name="T114">a</text:span><text:span text:style-name="T113">, leading a small team of developers and making sure they are </text:span><text:span text:style-name="T114">productive</text:span><text:span text:style-name="T113"> and engaged in the work.</text:span><text:span text:style-name="T115"><text:line-break/></text:span></text:p>
        </text:list-item>
      </text:list>
      <text:p text:style-name="P35"><text:span text:style-name="T123">S</text:span><text:span text:style-name="T122">eptember 2018 – </text:span><text:span text:style-name="T128">October 2019<text:tab/></text:span><text:span text:style-name="T1">Senior Software Engineer at Silverfin</text:span></text:p>
      <text:list xml:id="list124142505895372" text:continue-numbering="true" text:style-name="L1">
        <text:list-item>
          <text:p text:style-name="P20">Ruby On Rails and Postgresql development, <text:span text:style-name="T132">primarily in the accounting data ingestion and processing part of the product.</text:span></text:p>
        </text:list-item>
      </text:list>
      <text:p text:style-name="P2"/>
      <text:p text:style-name="P36"><text:span text:style-name="T123">J</text:span><text:span text:style-name="T122">anuary 2018 – </text:span><text:span text:style-name="T127">September 2018<text:tab/></text:span><text:span text:style-name="T1">Technical team lead at Hippo Technologies </text:span></text:p>
      <text:list xml:id="list1561773544" text:style-name="L2">
        <text:list-item>
          <text:p text:style-name="P31"><text:span text:style-name="T116">Coaching current team leads within the company.</text:span></text:p>
        </text:list-item>
        <text:list-item>
          <text:p text:style-name="P21">Optimizing processes and efficiency of the whole engineering department.</text:p>
        </text:list-item>
        <text:list-item>
          <text:p text:style-name="P21">Spending 50% of the time implementing features <text:span text:style-name="T132">through the whole stack</text:span>. </text:p>
        </text:list-item>
      </text:list>
      <text:p text:style-name="P7"/>
      <text:p text:style-name="P37"><text:span text:style-name="T123">April 2015 – </text:span><text:span text:style-name="T125">December 2017</text:span><text:span text:style-name="T2"><text:tab/> <text:tab/></text:span><text:span text:style-name="T3">Technical team lead at </text:span><text:span text:style-name="T2">Toptal LLC</text:span><text:span text:style-name="T123"> </text:span></text:p>
      <text:list xml:id="list788964586" text:style-name="L3">
        <text:list-item>
          <text:p text:style-name="P33"><text:span text:style-name="T117">T</text:span><text:span text:style-name="T118">echnical and product lead for a team of 7 crossfunctional developers.</text:span></text:p>
        </text:list-item>
        <text:list-item>
          <text:p text:style-name="P18"><text:span text:style-name="T124">Managed </text:span><text:span text:style-name="T126">the full lifecycle of</text:span><text:span text:style-name="T122"> replac</text:span><text:span text:style-name="T126">ing an </text:span><text:span text:style-name="T122">external meeting scheduling tool with a more powerful internal solution </text:span><text:span text:style-name="T126">by filling a dual role of technical team lead and product manager</text:span><text:span text:style-name="T122">. </text:span><text:span text:style-name="T126">I g</text:span><text:span text:style-name="T122">athered requirements, created </text:span><text:span text:style-name="T126">a </text:span><text:span text:style-name="T122">product roadmap and oversaw entire tehnical implementation, contributing many critical </text:span><text:span text:style-name="T124">low level </text:span><text:span text:style-name="T122">pieces of code myself. </text:span></text:p>
        </text:list-item>
        <text:list-item>
          <text:p text:style-name="P22">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2">Conducted over <text:span text:style-name="T133">2</text:span>00 candidate interviews for positions of: backend developer, team lead and engineering manager.</text:p>
        </text:list-item>
      </text:list>
      <text:p text:style-name="P38"><text:span text:style-name="T1"><text:line-break/></text:span><text:span text:style-name="T122">Sep 2013 – </text:span><text:span text:style-name="T123">April 2015<text:tab/></text:span><text:span text:style-name="T1"> <text:tab/></text:span><text:span text:style-name="T4">Senior </text:span><text:span text:style-name="T1">Software engineer</text:span><text:span text:style-name="T4"> </text:span><text:span text:style-name="T1">at Toptal LLC</text:span></text:p>
      <text:list xml:id="list641949381" text:style-name="L4">
        <text:list-item>
          <text:p text:style-name="P34"><text:span text:style-name="T119">Implemented vertical slices of functionality </text:span><text:span text:style-name="T120">with follow-ups </text:span><text:span text:style-name="T119">based on feedback.</text:span></text:p>
        </text:list-item>
        <text:list-item>
          <text:p text:style-name="P23">Worked <text:span text:style-name="T129">as the only backend developer with a team of frontend developers to ship complete public website redesign including refactoring large parts of the backend.</text:span></text:p>
        </text:list-item>
        <text:list-item>
          <text:p text:style-name="P24">Implemented most of the api backend, parts of single page React based frontend <text:span text:style-name="T130">application</text:span> and the desktop component of TopTracker application.</text:p>
        </text:list-item>
        <text:list-item>
          <text:p text:style-name="P24">Conducted large scale refactorings and improved performance of critical pieces of Toptal’s main product. </text:p>
        </text:list-item>
      </text:list>
      <text:p text:style-name="P6"/>
      <text:p text:style-name="P39">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xml:id="list2661835534" text:style-name="L5">
        <text:list-item>
          <text:p text:style-name="P32"><text:span text:style-name="T109">Full stack development of the primary product, ReadCube. </text:span></text:p>
        </text:list-item>
        <text:list-item>
          <text:p text:style-name="P25"><text:span text:style-name="T9">Taking care of all aspects of introducing feature</text:span><text:span text:style-name="T12">s</text:span><text:span text:style-name="T9">, from requirements to deployment.</text:span></text:p>
        </text:list-item>
      </text:list>
      <text:p text:style-name="P8"/>
      <text:p text:style-name="P15"><text:soft-page-break/><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xml:id="list3285623027" text:style-name="L6">
        <text:list-item>
          <text:p text:style-name="P27"><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pan text:style-name="T85">R</text:span><text:span text:style-name="T86">esponsible for technical direction within the company</text:span><text:span text:style-name="T84">. </text:span></text:p>
        </text:list-item>
      </text:list>
      <text:p text:style-name="P16"><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xml:id="list3805344953" text:style-name="L7">
        <text:list-item>
          <text:p text:style-name="P28"><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13"><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xml:id="list1462230587" text:style-name="L8">
        <text:list-item>
          <text:p text:style-name="P29"><text:a xlink:type="simple" xlink:href="http://uj.dir.hr/" text:style-name="Internet_20_link" text:visited-style-name="Visited_20_Internet_20_Link"><text:span text:style-name="T107">http://uj.di</text:span></text:a><text:a xlink:type="simple" xlink:href="http://uj.dir.hr/" text:style-name="Internet_20_link" text:visited-style-name="Visited_20_Internet_20_Link"><text:span text:style-name="T106">r</text:span></text:a><text:a xlink:type="simple" xlink:href="http://uj.dir.hr/" text:style-name="Internet_20_link" text:visited-style-name="Visited_20_Internet_20_Link"><text:span text:style-name="T107">.h</text:span></text:a><text:a xlink:type="simple" xlink:href="http://uj.dir.hr/" text:style-name="Internet_20_link" text:visited-style-name="Visited_20_Internet_20_Link">r</text:a><text:span text:style-name="T106">: </text:span><text:span text:style-name="T103">awar</text:span><text:span text:style-name="T108">d </text:span><text:span text:style-name="T103">w</text:span><text:span text:style-name="T108">ining</text:span><text:span text:style-name="T110"> </text:span><text:span text:style-name="T111">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1">w</text:span><text:span text:style-name="T103">are </text:span><text:span text:style-name="T104">built with D</text:span><text:span text:style-name="T105">elphi and DirectX.</text:span><text:span text:style-name="T108"><text:line-break/></text:span></text:p>
        </text:list-item>
      </text:list>
      <text:p text:style-name="P9">Education</text:p>
      <text:p text:style-name="Horizontal_20_Line"/>
      <text:p text:style-name="P3"><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14"><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4"><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5"><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04-09T18:11:47.588809000</meta:creation-date>
    <dc:date>2022-05-27T12:41:40.288067569</dc:date>
    <meta:editing-duration>PT1H55M31S</meta:editing-duration>
    <meta:editing-cycles>36</meta:editing-cycles>
    <meta:generator>LibreOffice/6.4.7.2$MacOSX_X86_64 LibreOffice_project/639b8ac485750d5696d7590a72ef1b496725cfb5</meta:generator>
    <meta:document-statistic meta:table-count="0" meta:image-count="0" meta:object-count="0" meta:page-count="2" meta:paragraph-count="40" meta:word-count="672" meta:character-count="4645" meta:non-whitespace-character-count="3971"/>
  </office:meta>
</office:document-meta>
</file>